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1d29" officeooo:paragraph-rsid="00001d29"/>
    </style:style>
    <style:style style:name="P2" style:family="paragraph" style:parent-style-name="Standard">
      <style:paragraph-properties fo:text-align="end" style:justify-single-word="false"/>
      <style:text-properties officeooo:rsid="00001d29" officeooo:paragraph-rsid="00001d29"/>
    </style:style>
    <style:style style:name="P3" style:family="paragraph" style:parent-style-name="Standard">
      <style:paragraph-properties fo:text-align="start" style:justify-single-word="false"/>
      <style:text-properties officeooo:rsid="00001d29" officeooo:paragraph-rsid="00001d29"/>
    </style:style>
    <style:style style:name="P4" style:family="paragraph" style:parent-style-name="Standard">
      <style:paragraph-properties fo:text-align="start" style:justify-single-word="false"/>
      <style:text-properties officeooo:rsid="00001d29" officeooo:paragraph-rsid="00038e5e"/>
    </style:style>
    <style:style style:name="P5" style:family="paragraph" style:parent-style-name="Standard">
      <style:paragraph-properties fo:text-align="start" style:justify-single-word="false"/>
      <style:text-properties officeooo:paragraph-rsid="00098261"/>
    </style:style>
    <style:style style:name="P6" style:family="paragraph" style:parent-style-name="Standard">
      <style:paragraph-properties fo:text-align="start" style:justify-single-word="false"/>
      <style:text-properties officeooo:paragraph-rsid="000ebfe9"/>
    </style:style>
    <style:style style:name="P7" style:family="paragraph" style:parent-style-name="Standard">
      <style:paragraph-properties fo:text-align="start" style:justify-single-word="false"/>
      <style:text-properties officeooo:rsid="00038e5e" officeooo:paragraph-rsid="00038e5e"/>
    </style:style>
    <style:style style:name="P8" style:family="paragraph" style:parent-style-name="Standard">
      <style:paragraph-properties fo:text-align="start" style:justify-single-word="false"/>
      <style:text-properties officeooo:rsid="0004f795" officeooo:paragraph-rsid="0004f795"/>
    </style:style>
    <style:style style:name="P9" style:family="paragraph" style:parent-style-name="Standard">
      <style:paragraph-properties fo:text-align="center" style:justify-single-word="false"/>
      <style:text-properties fo:font-size="16pt" officeooo:rsid="00001d29" officeooo:paragraph-rsid="00001d29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001d29" officeooo:paragraph-rsid="00001d29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01d29" officeooo:paragraph-rsid="00001d29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038e5e" officeooo:paragraph-rsid="00038e5e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font-style="normal" fo:font-weight="normal" officeooo:rsid="000d68b9" officeooo:paragraph-rsid="000d68b9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rsid="00038e5e" officeooo:paragraph-rsid="00038e5e"/>
    </style:style>
    <style:style style:name="P15" style:family="paragraph" style:parent-style-name="Standard">
      <style:paragraph-properties fo:text-align="start" style:justify-single-word="false"/>
      <style:text-properties officeooo:rsid="00038e5e" officeooo:paragraph-rsid="00038e5e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0801fb" officeooo:paragraph-rsid="000801fb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0801fb" officeooo:paragraph-rsid="0004f795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0801fb" officeooo:paragraph-rsid="00147996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47996" officeooo:paragraph-rsid="00147996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tyle="normal" fo:font-weight="normal" officeooo:rsid="000d68b9" officeooo:paragraph-rsid="000d68b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038e5e"/>
    </style:style>
    <style:style style:name="P22" style:family="paragraph" style:parent-style-name="Standard">
      <style:paragraph-properties fo:text-align="start" style:justify-single-word="false"/>
      <style:text-properties officeooo:paragraph-rsid="0004f795"/>
    </style:style>
    <style:style style:name="P23" style:family="paragraph" style:parent-style-name="Standard">
      <style:paragraph-properties fo:text-align="start" style:justify-single-word="false"/>
      <style:text-properties officeooo:paragraph-rsid="00147996"/>
    </style:style>
    <style:style style:name="P24" style:family="paragraph" style:parent-style-name="Standard">
      <style:paragraph-properties fo:text-align="start" style:justify-single-word="false"/>
      <style:text-properties officeooo:paragraph-rsid="0016b7db"/>
    </style:style>
    <style:style style:name="P25" style:family="paragraph" style:parent-style-name="Standard">
      <style:paragraph-properties fo:text-align="start" style:justify-single-word="false"/>
      <style:text-properties officeooo:rsid="0004f795" officeooo:paragraph-rsid="0004f795"/>
    </style:style>
    <style:style style:name="P26" style:family="paragraph" style:parent-style-name="Standard">
      <style:paragraph-properties fo:text-align="center" style:justify-single-word="false"/>
      <style:text-properties officeooo:paragraph-rsid="00147996"/>
    </style:style>
    <style:style style:name="P27" style:family="paragraph" style:parent-style-name="Standard">
      <style:paragraph-properties fo:text-align="start" style:justify-single-word="false"/>
      <style:text-properties officeooo:rsid="0016b7db" officeooo:paragraph-rsid="0016b7db"/>
    </style:style>
    <style:style style:name="T1" style:family="text">
      <style:text-properties officeooo:rsid="00038e5e"/>
    </style:style>
    <style:style style:name="T2" style:family="text">
      <style:text-properties officeooo:rsid="0004f795"/>
    </style:style>
    <style:style style:name="T3" style:family="text">
      <style:text-properties fo:font-style="italic" officeooo:rsid="0004f795" style:font-style-asian="italic" style:font-style-complex="italic"/>
    </style:style>
    <style:style style:name="T4" style:family="text">
      <style:text-properties fo:font-style="italic" officeooo:rsid="0014799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01d29" style:font-style-asian="normal" style:font-style-complex="normal"/>
    </style:style>
    <style:style style:name="T7" style:family="text">
      <style:text-properties fo:font-style="normal" officeooo:rsid="001305f8" style:font-style-asian="normal" style:font-style-complex="normal"/>
    </style:style>
    <style:style style:name="T8" style:family="text">
      <style:text-properties fo:font-style="normal" officeooo:rsid="0016b7db" style:font-style-asian="normal" style:font-style-complex="normal"/>
    </style:style>
    <style:style style:name="T9" style:family="text">
      <style:text-properties fo:font-style="normal" fo:font-weight="normal" officeooo:rsid="000d68b9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24897" style:font-style-asian="normal" style:font-weight-asian="normal" style:font-style-complex="normal" style:font-weight-complex="normal"/>
    </style:style>
    <style:style style:name="T11" style:family="text">
      <style:text-properties fo:font-size="16pt" officeooo:rsid="00038e5e" style:font-size-asian="16pt" style:font-size-complex="16pt"/>
    </style:style>
    <style:style style:name="T12" style:family="text">
      <style:text-properties fo:font-size="16pt" officeooo:rsid="00147996" style:font-size-asian="16pt" style:font-size-complex="16pt"/>
    </style:style>
    <style:style style:name="T13" style:family="text">
      <style:text-properties officeooo:rsid="001305f8"/>
    </style:style>
    <style:style style:name="T14" style:family="text">
      <style:text-properties officeooo:rsid="00001d29"/>
    </style:style>
    <style:style style:name="T15" style:family="text">
      <style:text-properties officeooo:rsid="00147996"/>
    </style:style>
    <style:style style:name="T16" style:family="text">
      <style:text-properties officeooo:rsid="0015a5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oratory <text:span text:style-name="T13">3</text:span></text:p>
      <text:p text:style-name="P11"><text:span text:style-name="T16">29</text:span>.01.2020, Maciej Staniszewski</text:p>
      <text:p text:style-name="P11">Index number: 300180</text:p>
      <text:p text:style-name="P3"/>
      <text:p text:style-name="P2"/>
      <text:p text:style-name="P9">Description of the task</text:p>
      <text:p text:style-name="P1"/>
      <text:p text:style-name="P21"><text:span text:style-name="T14">The main goal of this laboratory was a successful implementation of </text:span><text:span text:style-name="T6">a</text:span><text:span text:style-name="T7">n AVL data structure (autobalancing binary search tree). The main task was focused on proper printing of the structure starting from the left most edge.</text:span></text:p>
      <text:p text:style-name="P4"/>
      <text:p text:style-name="P12">The data structure</text:p>
      <text:p text:style-name="P14"><text:s/></text:p>
      <text:p text:style-name="P21"><text:span text:style-name="T1">I have implemented the AVL as a collection of nodes:</text:span></text:p>
      <text:p text:style-name="P7">struct Node</text:p>
      <text:p text:style-name="P7"><text:s text:c="4"/>{</text:p>
      <text:p text:style-name="P7"><text:s text:c="8"/>Key k;</text:p>
      <text:p text:style-name="P7"><text:s text:c="8"/>Info i;</text:p>
      <text:p text:style-name="P7"/>
      <text:p text:style-name="P7"><text:s text:c="8"/>Node* left, *right;</text:p>
      <text:p text:style-name="P7"><text:s text:c="8"/>int height;</text:p>
      <text:p text:style-name="P7"><text:s text:c="4"/>};</text:p>
      <text:p text:style-name="P7"/>
      <text:p text:style-name="P8">Where:</text:p>
      <text:p text:style-name="P8">- the <text:span text:style-name="T15">Key k </text:span>was a (not unique) value used to identify nodes <text:span text:style-name="T15">of type passed in the template</text:span></text:p>
      <text:p text:style-name="P22"><text:span text:style-name="T2">- i stored the information of type Info, that a given node held</text:span></text:p>
      <text:p text:style-name="P22"><text:span text:style-name="T2">- </text:span><text:span text:style-name="T3">l</text:span><text:span text:style-name="T4">eft</text:span><text:span text:style-name="T2">, which was a pointer to a left node in the structure</text:span></text:p>
      <text:p text:style-name="P23"><text:span text:style-name="T2">- </text:span><text:span text:style-name="T3">r</text:span><text:span text:style-name="T4">ight</text:span><text:span text:style-name="T2">, which was a pointer to a right node in the structure</text:span></text:p>
      <text:p text:style-name="P8">- <text:span text:style-name="T15">height, which was a parameter describing the longest route from the node to any leaf in the direction of the tree.</text:span></text:p>
      <text:p text:style-name="P8"/>
      <text:p text:style-name="P8"/>
      <text:p text:style-name="P8"/>
      <text:p text:style-name="P26"><text:span text:style-name="T11">The A</text:span><text:span text:style-name="T12">VL container</text:span></text:p>
      <text:p text:style-name="P19"/>
      <text:p text:style-name="P19">The main functionality of the AVL data structure is based upon the concept of balance and rotations. To simplify measurements connected to balance, I was using the method of measuring heights of Nodes:</text:p>
      <text:p text:style-name="P17"/>
      <text:p text:style-name="P17"/>
      <text:p text:style-name="P17">Node* rotateL(Node*);</text:p>
      <text:p text:style-name="P17">Node* rotateR(Node*);</text:p>
      <text:p text:style-name="P17">int balance(Node* s);</text:p>
      <text:p text:style-name="P17">void updateHeight(Node* s);</text:p>
      <text:p text:style-name="P17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Obtaining the balance value is straightforward:</text:p>
      <text:p text:style-name="P19"><text:s text:c="4"/></text:p>
      <text:p text:style-name="P18">template&lt;typename Key, typename Info&gt;</text:p>
      <text:p text:style-name="P18">int AVL&lt;Key, Info&gt;::balance(AVL&lt;Key, Info&gt;::Node* s)</text:p>
      <text:p text:style-name="P18">{</text:p>
      <text:p text:style-name="P18"><text:s text:c="4"/>if (!s) return 0;</text:p>
      <text:p text:style-name="P18"><text:s text:c="4"/></text:p>
      <text:p text:style-name="P18"><text:s text:c="4"/>int LH = 0;</text:p>
      <text:p text:style-name="P18"><text:s text:c="4"/>int RH = 0;</text:p>
      <text:p text:style-name="P18"><text:s text:c="4"/>if (s-&gt;left) LH = s-&gt;left-&gt;height;</text:p>
      <text:p text:style-name="P18"><text:s text:c="4"/>if (s-&gt;right) RH = s-&gt;right-&gt;height;</text:p>
      <text:p text:style-name="P18"/>
      <text:p text:style-name="P18"><text:s text:c="4"/>return <text:s/>(RH - LH);</text:p>
      <text:p text:style-name="P18">}</text:p>
      <text:p text:style-name="P18"/>
      <text:p text:style-name="P24"><text:span text:style-name="T8">In the private part I have placed recursive functions in order to avoid declaring recursive functions in the public part. I have marked each of those functions as “RECURSIVE” in its name, in order to differentiate them from among other functions. The usage of this AVL structure revolves around these methods:</text:span></text:p>
      <text:p text:style-name="P24"><text:span text:style-name="T8"/></text:p>
      <text:p text:style-name="P24"><text:span text:style-name="T8"/></text:p>
      <text:p text:style-name="P24"><text:span text:style-name="T8">void insert(const Key&amp;, const Info&amp;);</text:span></text:p>
      <text:p text:style-name="P24"><text:span text:style-name="T8">void remove(const Key&amp;);</text:span></text:p>
      <text:p text:style-name="P24"><text:span text:style-name="T8">void print();</text:span></text:p>
      <text:p text:style-name="P24"><text:span text:style-name="T8">void clear();</text:span></text:p>
      <text:p text:style-name="P24"><text:span text:style-name="T8">bool findKey(const Key&amp; k); </text:span></text:p>
      <text:p text:style-name="P24"><text:span text:style-name="T8"/></text:p>
      <text:p text:style-name="P27"><text:span text:style-name="T8">I </text:span><text:span text:style-name="T5">specifically want to avoid using Node structure in those functions, therefore I am using Key and Info types separately. In the class I made sure, that Node structure is not accessed nor used by the public part, I do not return any pointers to the private part or its data. </text:span></text:p>
      <text:p text:style-name="P16"/>
      <text:p text:style-name="P5"><text:span text:style-name="T9"/></text:p>
      <text:p text:style-name="P20"/>
      <text:p text:style-name="P20"/>
      <text:p text:style-name="P20"/>
      <text:p text:style-name="P13">Conclusions</text:p>
      <text:p text:style-name="P20"/>
      <text:p text:style-name="P6"><text:span text:style-name="T1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21:27:30.366258756</meta:creation-date>
    <dc:date>2020-01-28T23:15:56.189674881</dc:date>
    <meta:editing-duration>PT1H5M32S</meta:editing-duration>
    <meta:editing-cycles>24</meta:editing-cycles>
    <meta:generator>LibreOffice/6.3.4.2$Linux_X86_64 LibreOffice_project/30$Build-2</meta:generator>
    <meta:document-statistic meta:table-count="0" meta:image-count="0" meta:object-count="0" meta:page-count="2" meta:paragraph-count="48" meta:word-count="363" meta:character-count="2185" meta:non-whitespace-character-count="1791"/>
  </office:meta>
</office:document-meta>
</file>